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0.884in" table:align="left"/>
    </style:style>
    <style:style style:name="Table3.A" style:family="table-column">
      <style:table-column-properties style:column-width="0.884in"/>
    </style:style>
    <style:style style:name="Table3.A1" style:family="table-cell">
      <style:table-cell-properties style:vertical-align="middle" fo:background-color="#c0c0c0" style:border-line-width="0.0007in 0.0014in 0.0007in" fo:padding="0.0194in" fo:border="0.15pt double #808080">
        <style:background-image/>
      </style:table-cell-properties>
    </style:style>
    <style:style style:name="Table3.A2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Table4" style:family="table">
      <style:table-properties style:width="1.5806in" table:align="left"/>
    </style:style>
    <style:style style:name="Table4.A" style:family="table-column">
      <style:table-column-properties style:column-width="0.4229in"/>
    </style:style>
    <style:style style:name="Table4.B" style:family="table-column">
      <style:table-column-properties style:column-width="1.1576in"/>
    </style:style>
    <style:style style:name="Table4.A1" style:family="table-cell">
      <style:table-cell-properties style:vertical-align="middle" fo:background-color="#c0c0c0" style:border-line-width-left="0.0007in 0.0014in 0.0007in" style:border-line-width-top="0.0007in 0.0014in 0.0007in" style:border-line-width-bottom="0.0007in 0.0014in 0.0007in" fo:padding="0.0382in" fo:border-left="0.15pt double #808080" fo:border-right="none" fo:border-top="0.15pt double #808080" fo:border-bottom="0.15pt double #808080">
        <style:background-image/>
      </style:table-cell-properties>
    </style:style>
    <style:style style:name="Table4.B1" style:family="table-cell">
      <style:table-cell-properties style:vertical-align="middle" fo:background-color="#c0c0c0" style:border-line-width="0.0007in 0.0014in 0.0007in" fo:padding="0.0382in" fo:border="0.15pt double #808080">
        <style:background-image/>
      </style:table-cell-properties>
    </style:style>
    <style:style style:name="Table4.A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4.A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4.B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5" style:family="table">
      <style:table-properties style:width="1.5278in" table:align="left"/>
    </style:style>
    <style:style style:name="Table5.A" style:family="table-column">
      <style:table-column-properties style:column-width="1.5278in"/>
    </style:style>
    <style:style style:name="Table5.A1" style:family="table-cell">
      <style:table-cell-properties style:vertical-align="middle" fo:background-color="#c0c0c0" style:border-line-width="0.0007in 0.0014in 0.0007in" fo:padding="0.0382in" fo:border="0.15pt double #808080">
        <style:background-image/>
      </style:table-cell-properties>
    </style:style>
    <style:style style:name="Table5.A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6" style:family="table">
      <style:table-properties style:width="1.0549in" table:align="left"/>
    </style:style>
    <style:style style:name="Table6.A" style:family="table-column">
      <style:table-column-properties style:column-width="1.0549in"/>
    </style:style>
    <style:style style:name="Table6.A1" style:family="table-cell">
      <style:table-cell-properties style:vertical-align="middle" fo:background-color="#c0c0c0" style:border-line-width="0.0007in 0.0014in 0.0007in" fo:padding="0.0382in" fo:border="0.15pt double #808080">
        <style:background-image/>
      </style:table-cell-properties>
    </style:style>
    <style:style style:name="Table6.A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" style:family="table">
      <style:table-properties style:width="2.6674in" table:align="left"/>
    </style:style>
    <style:style style:name="Table2.A" style:family="table-column">
      <style:table-column-properties style:column-width="1.259in"/>
    </style:style>
    <style:style style:name="Table2.B" style:family="table-column">
      <style:table-column-properties style:column-width="1.4083in"/>
    </style:style>
    <style:style style:name="Table2.A1" style:family="table-cell">
      <style:table-cell-properties style:vertical-align="middle" fo:background-color="#c0c0c0" style:border-line-width-left="0.0007in 0.0014in 0.0007in" style:border-line-width-top="0.0007in 0.0014in 0.0007in" style:border-line-width-bottom="0.0007in 0.0014in 0.0007in" fo:padding="0.0382in" fo:border-left="0.15pt double #808080" fo:border-right="none" fo:border-top="0.15pt double #808080" fo:border-bottom="0.15pt double #808080">
        <style:background-image/>
      </style:table-cell-properties>
    </style:style>
    <style:style style:name="Table2.B1" style:family="table-cell">
      <style:table-cell-properties style:vertical-align="middle" fo:background-color="#c0c0c0" style:border-line-width="0.0007in 0.0014in 0.0007in" fo:padding="0.0382in" fo:border="0.15pt double #808080">
        <style:background-image/>
      </style:table-cell-properties>
    </style:style>
    <style:style style:name="Table2.A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2.A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2.B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" style:family="table">
      <style:table-properties style:width="6.375in" table:align="left"/>
    </style:style>
    <style:style style:name="Table1.A" style:family="table-column">
      <style:table-column-properties style:column-width="1.5153in"/>
    </style:style>
    <style:style style:name="Table1.B" style:family="table-column">
      <style:table-column-properties style:column-width="1.1722in"/>
    </style:style>
    <style:style style:name="Table1.C" style:family="table-column">
      <style:table-column-properties style:column-width="3.6875in"/>
    </style:style>
    <style:style style:name="Table1.A1" style:family="table-cell">
      <style:table-cell-properties style:vertical-align="middle" fo:background-color="#c0c0c0" style:border-line-width-left="0.0007in 0.0014in 0.0007in" style:border-line-width-top="0.0007in 0.0014in 0.0007in" style:border-line-width-bottom="0.0007in 0.0014in 0.0007in" fo:padding="0.0382in" fo:border-left="0.15pt double #808080" fo:border-right="none" fo:border-top="0.15pt double #808080" fo:border-bottom="0.15pt double #808080">
        <style:background-image/>
      </style:table-cell-properties>
    </style:style>
    <style:style style:name="Table1.C1" style:family="table-cell">
      <style:table-cell-properties style:vertical-align="middle" fo:background-color="#c0c0c0" style:border-line-width="0.0007in 0.0014in 0.0007in" fo:padding="0.0382in" fo:border="0.15pt double #808080">
        <style:background-image/>
      </style:table-cell-properties>
    </style:style>
    <style:style style:name="Table1.A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9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0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1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1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1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19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0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1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2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2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29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0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1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8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8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3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39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39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0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0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1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1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2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2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3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3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4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4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5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5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6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6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Table1.A4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B47" style:family="table-cell">
      <style:table-cell-properties style:border-line-width-left="0.0007in 0.0014in 0.0007in" style:border-line-width-bottom="0.0007in 0.0014in 0.0007in" fo:padding="0.0382in" fo:border-left="0.15pt double #808080" fo:border-right="none" fo:border-top="none" fo:border-bottom="0.15pt double #808080"/>
    </style:style>
    <style:style style:name="Table1.C47" style:family="table-cell">
      <style:table-cell-properties style:border-line-width-left="0.0007in 0.0014in 0.0007in" style:border-line-width-right="0.0007in 0.0014in 0.0007in" style:border-line-width-bottom="0.0007in 0.0014in 0.0007in" fo:padding="0.0382in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0b3c5b" officeooo:paragraph-rsid="000b3c5b"/>
    </style:style>
    <style:style style:name="P2" style:family="paragraph" style:parent-style-name="Standard">
      <style:text-properties fo:color="#999999" officeooo:rsid="000b3c5b" officeooo:paragraph-rsid="000b3c5b"/>
    </style:style>
    <style:style style:name="P3" style:family="paragraph" style:parent-style-name="Standard">
      <style:text-properties fo:color="#999999" officeooo:rsid="0011ce5c" officeooo:paragraph-rsid="0011ce5c"/>
    </style:style>
    <style:style style:name="T1" style:family="text">
      <style:text-properties officeooo:rsid="001046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lassicmodels;</text:p>
      <text:p text:style-name="P1"/>
      <text:p text:style-name="P2">-- QUERY 1: Count the number of employees whose last name or first name starts</text:p>
      <text:p text:style-name="P2">-- <text:tab/><text:tab/><text:tab/>with the letter 'P'.</text:p>
      <text:p text:style-name="P1">SELECT COUNT(*) </text:p>
      <text:p text:style-name="P1">FROM employees</text:p>
      <text:p text:style-name="P1">WHERE LOWER(firstName) LIKE '<text:span text:style-name="T1">p</text:span>%' OR LOWER(lastName) LIKE '<text:span text:style-name="T1">p</text:span>%';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OUNT(*)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</table:table-row>
      </table:table>
      <text:p text:style-name="P1"/>
      <text:p text:style-name="P1"/>
      <text:p text:style-name="P2">-- QUERY 2: For how many letters of the alphabet are there more than one employee </text:p>
      <text:p text:style-name="P2">-- <text:tab/><text:tab/><text:tab/>whose last name starts with that letter? Hint: The substr function will be </text:p>
      <text:p text:style-name="P2">-- <text:tab/><text:tab/><text:tab/>useful here in a GROUP BY clause.</text:p>
      <text:p text:style-name="P1">SELECT SUBSTR(UPPER(lastName),1,1) AS letter, COUNT(*) AS employeeCount</text:p>
      <text:p text:style-name="P1">FROM employees</text:p>
      <text:p text:style-name="P1">GROUP BY letter</text:p>
      <text:p text:style-name="P1">HAVING employeeCount &gt; 1</text:p>
      <text:p text:style-name="P1">ORDER BY employeeCount DESC;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letter</text:p>
          </table:table-cell>
          <table:table-cell table:style-name="Table4.B1" office:value-type="string">
            <text:p text:style-name="Table_20_Contents">employeeCount</text:p>
          </table:table-cell>
        </table:table-row>
        <table:table-row>
          <table:table-cell table:style-name="Table4.A7" office:value-type="string">
            <text:p text:style-name="Table_20_Contents">B</text:p>
          </table:table-cell>
          <table:table-cell table:style-name="Table4.B7" office:value-type="string">
            <text:p text:style-name="Table_20_Contents">4</text:p>
          </table:table-cell>
        </table:table-row>
        <table:table-row>
          <table:table-cell table:style-name="Table4.A7" office:value-type="string">
            <text:p text:style-name="Table_20_Contents">P</text:p>
          </table:table-cell>
          <table:table-cell table:style-name="Table4.B7" office:value-type="string">
            <text:p text:style-name="Table_20_Contents">3</text:p>
          </table:table-cell>
        </table:table-row>
        <table:table-row>
          <table:table-cell table:style-name="Table4.A7" office:value-type="string">
            <text:p text:style-name="Table_20_Contents">F</text:p>
          </table:table-cell>
          <table:table-cell table:style-name="Table4.B7" office:value-type="string">
            <text:p text:style-name="Table_20_Contents">3</text:p>
          </table:table-cell>
        </table:table-row>
        <table:table-row>
          <table:table-cell table:style-name="Table4.A7" office:value-type="string">
            <text:p text:style-name="Table_20_Contents">M</text:p>
          </table:table-cell>
          <table:table-cell table:style-name="Table4.B7" office:value-type="string">
            <text:p text:style-name="Table_20_Contents">2</text:p>
          </table:table-cell>
        </table:table-row>
        <table:table-row>
          <table:table-cell table:style-name="Table4.A7" office:value-type="string">
            <text:p text:style-name="Table_20_Contents">J</text:p>
          </table:table-cell>
          <table:table-cell table:style-name="Table4.B7" office:value-type="string">
            <text:p text:style-name="Table_20_Contents">2</text:p>
          </table:table-cell>
        </table:table-row>
        <table:table-row>
          <table:table-cell table:style-name="Table4.A7" office:value-type="string">
            <text:p text:style-name="Table_20_Contents">T</text:p>
          </table:table-cell>
          <table:table-cell table:style-name="Table4.B7" office:value-type="string">
            <text:p text:style-name="Table_20_Contents">2</text:p>
          </table:table-cell>
        </table:table-row>
        <table:table-row>
          <table:table-cell table:style-name="Table4.A8" office:value-type="string">
            <text:p text:style-name="Table_20_Contents">K</text:p>
          </table:table-cell>
          <table:table-cell table:style-name="Table4.B8" office:value-type="string">
            <text:p text:style-name="Table_20_Contents">2</text:p>
          </table:table-cell>
        </table:table-row>
      </table:table>
      <text:p text:style-name="P1"/>
      <text:p text:style-name="P1"/>
      <text:p text:style-name="P2">-- QUERY 3: How many orders have not yet shipped?</text:p>
      <text:p text:style-name="P1">SELECT COUNT(*) AS Orders_Not_Shipped</text:p>
      <text:p text:style-name="P1">FROM orders</text:p>
      <text:p text:style-name="P1">WHERE LOWER(status) = "in process";</text:p>
      <text:p text:style-name="P1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Orders_Not_Shipped</text:p>
          </table:table-cell>
        </table:table-row>
        <table:table-row>
          <table:table-cell table:style-name="Table5.A2" office:value-type="string">
            <text:p text:style-name="Table_20_Contents">6</text:p>
          </table:table-cell>
        </table:table-row>
      </table:table>
      <text:p text:style-name="P1"/>
      <text:p text:style-name="P1"/>
      <text:p text:style-name="P2">-- QUERY 4: How many orders where shipped less than 2 days before they were required?</text:p>
      <text:p text:style-name="P1"><text:soft-page-break/>SELECT COUNT(*) AS Orders_Count</text:p>
      <text:p text:style-name="P1">FROM orders</text:p>
      <text:p text:style-name="P1">WHERE requiredDate-shippedDate&lt;2;</text:p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Orders_Count</text:p>
          </table:table-cell>
        </table:table-row>
        <table:table-row>
          <table:table-cell table:style-name="Table6.A2" office:value-type="string">
            <text:p text:style-name="Table_20_Contents">25</text:p>
          </table:table-cell>
        </table:table-row>
      </table:table>
      <text:p text:style-name="P1"/>
      <text:p text:style-name="P1"/>
      <text:p text:style-name="P2">-- QUERY 5: For each distinct product line, what is the total dollar value </text:p>
      <text:p text:style-name="P2">-- <text:tab/><text:tab/><text:tab/>of orders placed?</text:p>
      <text:p text:style-name="P1">SELECT prd_tbl.productLine, SUM(ord_tbl.priceEach*ord_tbl.quantityOrdered) AS Total_Dollar_Value</text:p>
      <text:p text:style-name="P1">FROM orderdetails AS ord_tbl JOIN products AS prd_tbl</text:p>
      <text:p text:style-name="P1"><text:tab/>ON ord_tbl.productCode=prd_tbl.productCode</text:p>
      <text:p text:style-name="P1">GROUP BY prd_tbl.productLine</text:p>
      <text:p text:style-name="P1">ORDER BY Total_Dollar_Value DESC;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productLine</text:p>
          </table:table-cell>
          <table:table-cell table:style-name="Table2.B1" office:value-type="string">
            <text:p text:style-name="Table_20_Contents">Total_Dollar_Value</text:p>
          </table:table-cell>
        </table:table-row>
        <table:table-row>
          <table:table-cell table:style-name="Table2.A7" office:value-type="string">
            <text:p text:style-name="Table_20_Contents">Classic Cars</text:p>
          </table:table-cell>
          <table:table-cell table:style-name="Table2.B7" office:value-type="string">
            <text:p text:style-name="Table_20_Contents">3853922.49</text:p>
          </table:table-cell>
        </table:table-row>
        <table:table-row>
          <table:table-cell table:style-name="Table2.A7" office:value-type="string">
            <text:p text:style-name="Table_20_Contents">Vintage Cars</text:p>
          </table:table-cell>
          <table:table-cell table:style-name="Table2.B7" office:value-type="string">
            <text:p text:style-name="Table_20_Contents">1797559.63</text:p>
          </table:table-cell>
        </table:table-row>
        <table:table-row>
          <table:table-cell table:style-name="Table2.A7" office:value-type="string">
            <text:p text:style-name="Table_20_Contents">Motorcycles</text:p>
          </table:table-cell>
          <table:table-cell table:style-name="Table2.B7" office:value-type="string">
            <text:p text:style-name="Table_20_Contents">1121426.12</text:p>
          </table:table-cell>
        </table:table-row>
        <table:table-row>
          <table:table-cell table:style-name="Table2.A7" office:value-type="string">
            <text:p text:style-name="Table_20_Contents">Trucks and Buses</text:p>
          </table:table-cell>
          <table:table-cell table:style-name="Table2.B7" office:value-type="string">
            <text:p text:style-name="Table_20_Contents">1024113.57</text:p>
          </table:table-cell>
        </table:table-row>
        <table:table-row>
          <table:table-cell table:style-name="Table2.A7" office:value-type="string">
            <text:p text:style-name="Table_20_Contents">Planes</text:p>
          </table:table-cell>
          <table:table-cell table:style-name="Table2.B7" office:value-type="string">
            <text:p text:style-name="Table_20_Contents">954637.54</text:p>
          </table:table-cell>
        </table:table-row>
        <table:table-row>
          <table:table-cell table:style-name="Table2.A7" office:value-type="string">
            <text:p text:style-name="Table_20_Contents">Ships</text:p>
          </table:table-cell>
          <table:table-cell table:style-name="Table2.B7" office:value-type="string">
            <text:p text:style-name="Table_20_Contents">663998.34</text:p>
          </table:table-cell>
        </table:table-row>
        <table:table-row>
          <table:table-cell table:style-name="Table2.A8" office:value-type="string">
            <text:p text:style-name="Table_20_Contents">Trains</text:p>
          </table:table-cell>
          <table:table-cell table:style-name="Table2.B8" office:value-type="string">
            <text:p text:style-name="Table_20_Contents">188532.92</text:p>
          </table:table-cell>
        </table:table-row>
      </table:table>
      <text:p text:style-name="P1"/>
      <text:p text:style-name="P1"/>
      <text:p text:style-name="P2">-- QUERY 6: For the first three customers in alphabetal order by name, what is the </text:p>
      <text:p text:style-name="P2">-- <text:tab/><text:tab/><text:tab/>name of every product they have ordered?</text:p>
      <text:p text:style-name="P2">-- SOLUTION PROCESS: </text:p>
      <text:p text:style-name="P2">-- <text:tab/><text:tab/><text:tab/>Step 1: Find first 3 customers sorted by name in the customers table</text:p>
      <text:p text:style-name="P2">-- <text:tab/><text:tab/><text:tab/>Step 2: Find all orders placed by these customers</text:p>
      <text:p text:style-name="P2">-- <text:tab/><text:tab/><text:tab/>Step 3: Find product codes for all these orders</text:p>
      <text:p text:style-name="P3">-- <text:tab/><text:tab/><text:tab/>Step 4: Find product names for all these product codes</text:p>
      <text:p text:style-name="P3">-- <text:tab/><text:tab/><text:tab/>Step 5: Project the customer name, product code, product name tuples</text:p>
      <text:p text:style-name="P1">DROP TEMPORARY TABLE cust_order;</text:p>
      <text:p text:style-name="P1">CREATE TEMPORARY TABLE cust_order (</text:p>
      <text:p text:style-name="P1"><text:tab/>customerName VARCHAR(50), </text:p>
      <text:p text:style-name="P1"><text:s text:c="4"/>orderNumber INT(11)</text:p>
      <text:p text:style-name="P1">);</text:p>
      <text:p text:style-name="P1"/>
      <text:p text:style-name="P1">INSERT INTO cust_order </text:p>
      <text:p text:style-name="P1">(</text:p>
      <text:p text:style-name="P1"><text:soft-page-break/>SELECT cust.customerName, orders.orderNumber</text:p>
      <text:p text:style-name="P1">FROM orders JOIN ( SELECT DISTINCT customerNumber, customerName</text:p>
      <text:p text:style-name="P1"><text:tab/><text:tab/><text:tab/><text:tab/>FROM customers </text:p>
      <text:p text:style-name="P1"><text:s text:c="16"/>ORDER BY customerName LIMIT 3) AS cust</text:p>
      <text:p text:style-name="P1"><text:tab/>ON cust.customerNumber=orders.customerNumber);</text:p>
      <text:p text:style-name="P1"/>
      <text:p text:style-name="P1">SELECT * FROM cust_order;</text:p>
      <text:p text:style-name="P1"><text:s text:c="4"/></text:p>
      <text:p text:style-name="P1">SELECT DISTINCT cust_order.customerName, orderdetails.productCode, products.productName</text:p>
      <text:p text:style-name="P1">FROM orderdetails JOIN cust_order</text:p>
      <text:p text:style-name="P1"><text:tab/>ON orderdetails.orderNumber=cust_order.orderNumber</text:p>
      <text:p text:style-name="P1"><text:s text:c="4"/>JOIN products ON orderdetails.productCode=products.productCode;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customerName</text:p>
          </table:table-cell>
          <table:table-cell table:style-name="Table1.A1" office:value-type="string">
            <text:p text:style-name="Table_20_Contents">productCode</text:p>
          </table:table-cell>
          <table:table-cell table:style-name="Table1.C1" office:value-type="string">
            <text:p text:style-name="Table_20_Contents">productName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1129</text:p>
          </table:table-cell>
          <table:table-cell table:style-name="Table1.C46" office:value-type="string">
            <text:p text:style-name="Table_20_Contents">1993 Mazda RX-7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1984</text:p>
          </table:table-cell>
          <table:table-cell table:style-name="Table1.C46" office:value-type="string">
            <text:p text:style-name="Table_20_Contents">1995 Honda Civic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3232</text:p>
          </table:table-cell>
          <table:table-cell table:style-name="Table1.C46" office:value-type="string">
            <text:p text:style-name="Table_20_Contents">1992 Ferrari 360 Spider red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0_4757</text:p>
          </table:table-cell>
          <table:table-cell table:style-name="Table1.C46" office:value-type="string">
            <text:p text:style-name="Table_20_Contents">1972 Alfa Romeo GTA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1662</text:p>
          </table:table-cell>
          <table:table-cell table:style-name="Table1.C46" office:value-type="string">
            <text:p text:style-name="Table_20_Contents">1980s Black Hawk Helicopter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3029</text:p>
          </table:table-cell>
          <table:table-cell table:style-name="Table1.C46" office:value-type="string">
            <text:p text:style-name="Table_20_Contents">1999 Yamaha Speed Boat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18_3856</text:p>
          </table:table-cell>
          <table:table-cell table:style-name="Table1.C46" office:value-type="string">
            <text:p text:style-name="Table_20_Contents">1941 Chevrolet Special Deluxe Cabriolet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24_2841</text:p>
          </table:table-cell>
          <table:table-cell table:style-name="Table1.C46" office:value-type="string">
            <text:p text:style-name="Table_20_Contents">1900s Vintage Bi-Plane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24_3420</text:p>
          </table:table-cell>
          <table:table-cell table:style-name="Table1.C46" office:value-type="string">
            <text:p text:style-name="Table_20_Contents">1937 Horch 930V Limousine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24_3816</text:p>
          </table:table-cell>
          <table:table-cell table:style-name="Table1.C46" office:value-type="string">
            <text:p text:style-name="Table_20_Contents">1940 Ford Delivery Sedan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24_3949</text:p>
          </table:table-cell>
          <table:table-cell table:style-name="Table1.C46" office:value-type="string">
            <text:p text:style-name="Table_20_Contents">Corsair F4U ( Bird Cage)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2047</text:p>
          </table:table-cell>
          <table:table-cell table:style-name="Table1.C46" office:value-type="string">
            <text:p text:style-name="Table_20_Contents">HMS Bounty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2466</text:p>
          </table:table-cell>
          <table:table-cell table:style-name="Table1.C46" office:value-type="string">
            <text:p text:style-name="Table_20_Contents">America West Airlines B757-200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4002</text:p>
          </table:table-cell>
          <table:table-cell table:style-name="Table1.C46" office:value-type="string">
            <text:p text:style-name="Table_20_Contents">American Airlines: MD-11S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2_1253</text:p>
          </table:table-cell>
          <table:table-cell table:style-name="Table1.C46" office:value-type="string">
            <text:p text:style-name="Table_20_Contents">Boeing X-32A JSF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1938</text:p>
          </table:table-cell>
          <table:table-cell table:style-name="Table1.C46" office:value-type="string">
            <text:p text:style-name="Table_20_Contents">The Mayflower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2610</text:p>
          </table:table-cell>
          <table:table-cell table:style-name="Table1.C46" office:value-type="string">
            <text:p text:style-name="Table_20_Contents">The USS Constitution Ship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3505</text:p>
          </table:table-cell>
          <table:table-cell table:style-name="Table1.C46" office:value-type="string">
            <text:p text:style-name="Table_20_Contents">The Titanic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00_3962</text:p>
          </table:table-cell>
          <table:table-cell table:style-name="Table1.C46" office:value-type="string">
            <text:p text:style-name="Table_20_Contents">The Queen Mary</text:p>
          </table:table-cell>
        </table:table-row>
        <table:table-row>
          <table:table-cell table:style-name="Table1.A46" office:value-type="string">
            <text:p text:style-name="Table_20_Contents">Alpha Cognac</text:p>
          </table:table-cell>
          <table:table-cell table:style-name="Table1.B46" office:value-type="string">
            <text:p text:style-name="Table_20_Contents">S72_3212</text:p>
          </table:table-cell>
          <table:table-cell table:style-name="Table1.C46" office:value-type="string">
            <text:p text:style-name="Table_20_Contents">Pont Yacht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0_1949</text:p>
          </table:table-cell>
          <table:table-cell table:style-name="Table1.C46" office:value-type="string">
            <text:p text:style-name="Table_20_Contents">1952 Alpine Renault 1300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1097</text:p>
          </table:table-cell>
          <table:table-cell table:style-name="Table1.C46" office:value-type="string">
            <text:p text:style-name="Table_20_Contents">1940 Ford Pickup Truck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1342</text:p>
          </table:table-cell>
          <table:table-cell table:style-name="Table1.C46" office:value-type="string">
            <text:p text:style-name="Table_20_Contents">1937 Lincoln Berline</text:p>
          </table:table-cell>
        </table:table-row>
        <text:soft-page-break/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1367</text:p>
          </table:table-cell>
          <table:table-cell table:style-name="Table1.C46" office:value-type="string">
            <text:p text:style-name="Table_20_Contents">1936 Mercedes-Benz 500K Special Roadste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1749</text:p>
          </table:table-cell>
          <table:table-cell table:style-name="Table1.C46" office:value-type="string">
            <text:p text:style-name="Table_20_Contents">1917 Grand Touring Sedan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2248</text:p>
          </table:table-cell>
          <table:table-cell table:style-name="Table1.C46" office:value-type="string">
            <text:p text:style-name="Table_20_Contents">1911 Ford Town Ca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2325</text:p>
          </table:table-cell>
          <table:table-cell table:style-name="Table1.C46" office:value-type="string">
            <text:p text:style-name="Table_20_Contents">1932 Model A Ford J-Coupe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2795</text:p>
          </table:table-cell>
          <table:table-cell table:style-name="Table1.C46" office:value-type="string">
            <text:p text:style-name="Table_20_Contents">1928 Mercedes-Benz SSK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2949</text:p>
          </table:table-cell>
          <table:table-cell table:style-name="Table1.C46" office:value-type="string">
            <text:p text:style-name="Table_20_Contents">1913 Ford Model T Speedste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2957</text:p>
          </table:table-cell>
          <table:table-cell table:style-name="Table1.C46" office:value-type="string">
            <text:p text:style-name="Table_20_Contents">1934 Ford V8 Coupe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3136</text:p>
          </table:table-cell>
          <table:table-cell table:style-name="Table1.C46" office:value-type="string">
            <text:p text:style-name="Table_20_Contents">18th Century Vintage Horse Carriage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3320</text:p>
          </table:table-cell>
          <table:table-cell table:style-name="Table1.C46" office:value-type="string">
            <text:p text:style-name="Table_20_Contents">1917 Maxwell Touring Ca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4409</text:p>
          </table:table-cell>
          <table:table-cell table:style-name="Table1.C46" office:value-type="string">
            <text:p text:style-name="Table_20_Contents">1932 Alfa Romeo 8C2300 Spider Sport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24_1937</text:p>
          </table:table-cell>
          <table:table-cell table:style-name="Table1.C46" office:value-type="string">
            <text:p text:style-name="Table_20_Contents">1939 Chevrolet Deluxe Coupe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24_2022</text:p>
          </table:table-cell>
          <table:table-cell table:style-name="Table1.C46" office:value-type="string">
            <text:p text:style-name="Table_20_Contents">1938 Cadillac V-16 Presidential Limousine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24_3969</text:p>
          </table:table-cell>
          <table:table-cell table:style-name="Table1.C46" office:value-type="string">
            <text:p text:style-name="Table_20_Contents">1936 Mercedes Benz 500k Roadste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24_4258</text:p>
          </table:table-cell>
          <table:table-cell table:style-name="Table1.C46" office:value-type="string">
            <text:p text:style-name="Table_20_Contents">1936 Chrysler Airflow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2_1108</text:p>
          </table:table-cell>
          <table:table-cell table:style-name="Table1.C46" office:value-type="string">
            <text:p text:style-name="Table_20_Contents">2001 Ferrari Enzo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2_3148</text:p>
          </table:table-cell>
          <table:table-cell table:style-name="Table1.C46" office:value-type="string">
            <text:p text:style-name="Table_20_Contents">1969 Corvair Monza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2_3891</text:p>
          </table:table-cell>
          <table:table-cell table:style-name="Table1.C46" office:value-type="string">
            <text:p text:style-name="Table_20_Contents">1969 Ford Falcon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3140</text:p>
          </table:table-cell>
          <table:table-cell table:style-name="Table1.C46" office:value-type="string">
            <text:p text:style-name="Table_20_Contents">1903 Ford Model A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3259</text:p>
          </table:table-cell>
          <table:table-cell table:style-name="Table1.C46" office:value-type="string">
            <text:p text:style-name="Table_20_Contents">Collectable Wooden Train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18_4522</text:p>
          </table:table-cell>
          <table:table-cell table:style-name="Table1.C46" office:value-type="string">
            <text:p text:style-name="Table_20_Contents">1904 Buick Runabout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24_2011</text:p>
          </table:table-cell>
          <table:table-cell table:style-name="Table1.C46" office:value-type="string">
            <text:p text:style-name="Table_20_Contents">18th century schooner</text:p>
          </table:table-cell>
        </table:table-row>
        <table:table-row>
          <table:table-cell table:style-name="Table1.A46" office:value-type="string">
            <text:p text:style-name="Table_20_Contents">Amica Models &amp; Co.</text:p>
          </table:table-cell>
          <table:table-cell table:style-name="Table1.B46" office:value-type="string">
            <text:p text:style-name="Table_20_Contents">S700_1938</text:p>
          </table:table-cell>
          <table:table-cell table:style-name="Table1.C46" office:value-type="string">
            <text:p text:style-name="Table_20_Contents">The Mayflower</text:p>
          </table:table-cell>
        </table:table-row>
        <table:table-row>
          <table:table-cell table:style-name="Table1.A47" office:value-type="string">
            <text:p text:style-name="Table_20_Contents">Amica Models &amp; Co.</text:p>
          </table:table-cell>
          <table:table-cell table:style-name="Table1.B47" office:value-type="string">
            <text:p text:style-name="Table_20_Contents">S72_3212</text:p>
          </table:table-cell>
          <table:table-cell table:style-name="Table1.C47" office:value-type="string">
            <text:p text:style-name="Table_20_Contents">Pont Yach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5:15:53.756788034</meta:creation-date>
    <dc:date>2016-10-18T17:05:17.040740560</dc:date>
    <meta:editing-duration>PT19M1S</meta:editing-duration>
    <meta:editing-cycles>4</meta:editing-cycles>
    <meta:generator>LibreOffice/5.1.6.1.0$Linux_X86_64 LibreOffice_project/10$Build-1</meta:generator>
    <meta:document-statistic meta:table-count="6" meta:image-count="0" meta:object-count="0" meta:page-count="4" meta:paragraph-count="234" meta:word-count="723" meta:character-count="4695" meta:non-whitespace-character-count="4130"/>
  </office:meta>
</office:document-meta>
</file>